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3.268cm"/>
    </style:style>
    <style:style style:name="Tabla1.B" style:family="table-column">
      <style:table-column-properties style:column-width="2.207cm"/>
    </style:style>
    <style:style style:name="Tabla1.C" style:family="table-column">
      <style:table-column-properties style:column-width="2.649cm"/>
    </style:style>
    <style:style style:name="Tabla1.D" style:family="table-column">
      <style:table-column-properties style:column-width="2.755cm"/>
    </style:style>
    <style:style style:name="Tabla1.E" style:family="table-column">
      <style:table-column-properties style:column-width="0.217cm"/>
    </style:style>
    <style:style style:name="Tabla1.F" style:family="table-column">
      <style:table-column-properties style:column-width="2.861cm"/>
    </style:style>
    <style:style style:name="Tabla1.G" style:family="table-column">
      <style:table-column-properties style:column-width="2.972cm"/>
    </style:style>
    <style:style style:name="Tabla1.H" style:family="table-column">
      <style:table-column-properties style:column-width="1.87cm"/>
    </style:style>
    <style:style style:name="Tabla1.1" style:family="table-row">
      <style:table-row-properties style:min-row-height="0.21cm"/>
    </style:style>
    <style:style style:name="Tabla1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c0c0c0" fo:padding="0.097cm" fo:border-left="none" fo:border-right="none" fo:border-top="0.05pt solid #000000" fo:border-bottom="0.05pt solid #000000">
        <style:background-image/>
      </style:table-cell-properties>
    </style:style>
    <style:style style:name="Tabla1.H1" style:family="table-cell">
      <style:table-cell-properties style:vertical-align="middle" fo:background-color="#c0c0c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4" style:family="table">
      <style:table-properties style:width="18.8cm" fo:margin-top="0.101cm" fo:margin-bottom="0cm" fo:break-before="column" table:align="center"/>
    </style:style>
    <style:style style:name="Tabla4.A" style:family="table-column">
      <style:table-column-properties style:column-width="3.268cm"/>
    </style:style>
    <style:style style:name="Tabla4.B" style:family="table-column">
      <style:table-column-properties style:column-width="2.039cm"/>
    </style:style>
    <style:style style:name="Tabla4.C" style:family="table-column">
      <style:table-column-properties style:column-width="2.817cm"/>
    </style:style>
    <style:style style:name="Tabla4.D" style:family="table-column">
      <style:table-column-properties style:column-width="2.755cm"/>
    </style:style>
    <style:style style:name="Tabla4.E" style:family="table-column">
      <style:table-column-properties style:column-width="0.217cm"/>
    </style:style>
    <style:style style:name="Tabla4.F" style:family="table-column">
      <style:table-column-properties style:column-width="2.861cm"/>
    </style:style>
    <style:style style:name="Tabla4.G" style:family="table-column">
      <style:table-column-properties style:column-width="2.972cm"/>
    </style:style>
    <style:style style:name="Tabla4.H" style:family="table-column">
      <style:table-column-properties style:column-width="1.87cm"/>
    </style:style>
    <style:style style:name="Tabla4.1" style:family="table-row">
      <style:table-row-properties style:min-row-height="3.272cm"/>
    </style:style>
    <style:style style:name="Tabla4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style:vertical-align="" fo:padding="0.097cm" fo:border-left="none" fo:border-right="none" fo:border-top="0.05pt solid #000000" fo:border-bottom="0.05pt solid #000000"/>
    </style:style>
    <style:style style:name="Tabla4.C1" style:family="table-cell">
      <style:table-cell-properties style:vertical-align="" fo:padding="0.097cm" fo:border-left="none" fo:border-right="none" fo:border-top="0.05pt solid #000000" fo:border-bottom="0.05pt solid #000000"/>
    </style:style>
    <style:style style:name="Tabla4.D1" style:family="table-cell">
      <style:table-cell-properties style:vertical-align="" fo:padding="0.097cm" fo:border-left="none" fo:border-right="none" fo:border-top="0.05pt solid #000000" fo:border-bottom="0.05pt solid #000000"/>
    </style:style>
    <style:style style:name="Tabla4.E1" style:family="table-cell">
      <style:table-cell-properties style:vertical-align="" fo:padding="0.097cm" fo:border-left="none" fo:border-right="none" fo:border-top="0.05pt solid #000000" fo:border-bottom="0.05pt solid #000000"/>
    </style:style>
    <style:style style:name="Tabla4.F1" style:family="table-cell">
      <style:table-cell-properties style:vertical-align="" fo:padding="0.097cm" fo:border-left="none" fo:border-right="none" fo:border-top="0.05pt solid #000000" fo:border-bottom="0.05pt solid #000000"/>
    </style:style>
    <style:style style:name="Tabla4.G1" style:family="table-cell">
      <style:table-cell-properties style:vertical-align="" fo:padding="0.097cm" fo:border-left="none" fo:border-right="none" fo:border-top="0.05pt solid #000000" fo:border-bottom="0.05pt solid #000000"/>
    </style:style>
    <style:style style:name="Tabla4.H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6" style:family="table">
      <style:table-properties style:width="18.882cm" fo:margin-left="1.058cm" fo:break-before="column" table:align="left"/>
    </style:style>
    <style:style style:name="Tabla6.A" style:family="table-column">
      <style:table-column-properties style:column-width="3.849cm"/>
    </style:style>
    <style:style style:name="Tabla6.B" style:family="table-column">
      <style:table-column-properties style:column-width="3.704cm"/>
    </style:style>
    <style:style style:name="Tabla6.C" style:family="table-column">
      <style:table-column-properties style:column-width="2.334cm"/>
    </style:style>
    <style:style style:name="Tabla6.D" style:family="table-column">
      <style:table-column-properties style:column-width="0.986cm"/>
    </style:style>
    <style:style style:name="Tabla6.E" style:family="table-column">
      <style:table-column-properties style:column-width="0.937cm"/>
    </style:style>
    <style:style style:name="Tabla6.F" style:family="table-column">
      <style:table-column-properties style:column-width="3.634cm"/>
    </style:style>
    <style:style style:name="Tabla6.G" style:family="table-column">
      <style:table-column-properties style:column-width="3.198cm"/>
    </style:style>
    <style:style style:name="Tabla6.H" style:family="table-column">
      <style:table-column-properties style:column-width="0.242cm"/>
    </style:style>
    <style:style style:name="Tabla6.1" style:family="table-row">
      <style:table-row-properties style:min-row-height="0.617cm"/>
    </style:style>
    <style:style style:name="Tabla6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a6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a6.E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a6.H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a6.2" style:family="table-row">
      <style:table-row-properties style:min-row-height="0.621cm"/>
    </style:style>
    <style:style style:name="Tabla6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a6.E2" style:family="table-cell">
      <style:table-cell-properties fo:background-color="transparent" fo:padding="0.097cm" fo:border="none">
        <style:background-image/>
      </style:table-cell-properties>
    </style:style>
    <style:style style:name="Tabla6.H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a6.3" style:family="table-row">
      <style:table-row-properties style:min-row-height="0.109cm"/>
    </style:style>
    <style:style style:name="Tabla6.A3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a6.E3" style:family="table-cell">
      <style:table-cell-properties fo:background-color="transparent" fo:padding="0.097cm" fo:border="none">
        <style:background-image/>
      </style:table-cell-properties>
    </style:style>
    <style:style style:name="Tabla6.H3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a6.4" style:family="table-row">
      <style:table-row-properties style:min-row-height="0.161cm"/>
    </style:style>
    <style:style style:name="Tabla6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D4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6.E4" style:family="table-cell">
      <style:table-cell-properties fo:background-color="transparent" fo:padding="0.097cm" fo:border="none">
        <style:background-image/>
      </style:table-cell-properties>
    </style:style>
    <style:style style:name="Tabla6.H4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a6.5" style:family="table-row">
      <style:table-row-properties style:min-row-height="0.129cm"/>
    </style:style>
    <style:style style:name="Tabla6.A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D5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6.F5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6.G5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8.8cm" fo:margin-top="0.199cm" fo:margin-bottom="0cm" table:align="center"/>
    </style:style>
    <style:style style:name="Tabla2.A" style:family="table-column">
      <style:table-column-properties style:column-width="3.268cm"/>
    </style:style>
    <style:style style:name="Tabla2.B" style:family="table-column">
      <style:table-column-properties style:column-width="2.207cm"/>
    </style:style>
    <style:style style:name="Tabla2.C" style:family="table-column">
      <style:table-column-properties style:column-width="2.649cm"/>
    </style:style>
    <style:style style:name="Tabla2.D" style:family="table-column">
      <style:table-column-properties style:column-width="2.755cm"/>
    </style:style>
    <style:style style:name="Tabla2.E" style:family="table-column">
      <style:table-column-properties style:column-width="0.217cm"/>
    </style:style>
    <style:style style:name="Tabla2.F" style:family="table-column">
      <style:table-column-properties style:column-width="2.861cm"/>
    </style:style>
    <style:style style:name="Tabla2.G" style:family="table-column">
      <style:table-column-properties style:column-width="2.972cm"/>
    </style:style>
    <style:style style:name="Tabla2.H" style:family="table-column">
      <style:table-column-properties style:column-width="1.87cm"/>
    </style:style>
    <style:style style:name="Tabla2.1" style:family="table-row">
      <style:table-row-properties style:min-row-height="0.21cm"/>
    </style:style>
    <style:style style:name="Tabla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style:vertical-align="middle" fo:background-color="#c0c0c0" fo:padding="0.097cm" fo:border-left="none" fo:border-right="none" fo:border-top="0.05pt solid #000000" fo:border-bottom="0.05pt solid #000000">
        <style:background-image/>
      </style:table-cell-properties>
    </style:style>
    <style:style style:name="Tabla2.H1" style:family="table-cell">
      <style:table-cell-properties style:vertical-align="middle" fo:background-color="#c0c0c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3" style:family="table">
      <style:table-properties style:width="18.8cm" fo:margin-top="0.101cm" fo:margin-bottom="0cm" fo:break-before="column" table:align="center"/>
    </style:style>
    <style:style style:name="Tabla3.A" style:family="table-column">
      <style:table-column-properties style:column-width="3.268cm"/>
    </style:style>
    <style:style style:name="Tabla3.B" style:family="table-column">
      <style:table-column-properties style:column-width="2.039cm"/>
    </style:style>
    <style:style style:name="Tabla3.C" style:family="table-column">
      <style:table-column-properties style:column-width="2.817cm"/>
    </style:style>
    <style:style style:name="Tabla3.D" style:family="table-column">
      <style:table-column-properties style:column-width="2.755cm"/>
    </style:style>
    <style:style style:name="Tabla3.E" style:family="table-column">
      <style:table-column-properties style:column-width="0.217cm"/>
    </style:style>
    <style:style style:name="Tabla3.F" style:family="table-column">
      <style:table-column-properties style:column-width="2.861cm"/>
    </style:style>
    <style:style style:name="Tabla3.G" style:family="table-column">
      <style:table-column-properties style:column-width="2.972cm"/>
    </style:style>
    <style:style style:name="Tabla3.H" style:family="table-column">
      <style:table-column-properties style:column-width="1.87cm"/>
    </style:style>
    <style:style style:name="Tabla3.1" style:family="table-row">
      <style:table-row-properties style:min-row-height="3.272cm"/>
    </style:style>
    <style:style style:name="Tabla3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style:vertical-align="" fo:padding="0.097cm" fo:border-left="none" fo:border-right="none" fo:border-top="0.05pt solid #000000" fo:border-bottom="0.05pt solid #000000"/>
    </style:style>
    <style:style style:name="Tabla3.C1" style:family="table-cell">
      <style:table-cell-properties style:vertical-align="" fo:padding="0.097cm" fo:border-left="none" fo:border-right="none" fo:border-top="0.05pt solid #000000" fo:border-bottom="0.05pt solid #000000"/>
    </style:style>
    <style:style style:name="Tabla3.D1" style:family="table-cell">
      <style:table-cell-properties style:vertical-align="" fo:padding="0.097cm" fo:border-left="none" fo:border-right="none" fo:border-top="0.05pt solid #000000" fo:border-bottom="0.05pt solid #000000"/>
    </style:style>
    <style:style style:name="Tabla3.E1" style:family="table-cell">
      <style:table-cell-properties style:vertical-align="" fo:padding="0.097cm" fo:border-left="none" fo:border-right="none" fo:border-top="0.05pt solid #000000" fo:border-bottom="0.05pt solid #000000"/>
    </style:style>
    <style:style style:name="Tabla3.F1" style:family="table-cell">
      <style:table-cell-properties style:vertical-align="" fo:padding="0.097cm" fo:border-left="none" fo:border-right="none" fo:border-top="0.05pt solid #000000" fo:border-bottom="0.05pt solid #000000"/>
    </style:style>
    <style:style style:name="Tabla3.G1" style:family="table-cell">
      <style:table-cell-properties style:vertical-align="" fo:padding="0.097cm" fo:border-left="none" fo:border-right="none" fo:border-top="0.05pt solid #000000" fo:border-bottom="0.05pt solid #000000"/>
    </style:style>
    <style:style style:name="Tabla3.H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5" style:family="table">
      <style:table-properties style:width="18.882cm" fo:margin-left="1.058cm" fo:break-before="column" table:align="left"/>
    </style:style>
    <style:style style:name="Tabla5.A" style:family="table-column">
      <style:table-column-properties style:column-width="3.849cm"/>
    </style:style>
    <style:style style:name="Tabla5.B" style:family="table-column">
      <style:table-column-properties style:column-width="3.704cm"/>
    </style:style>
    <style:style style:name="Tabla5.C" style:family="table-column">
      <style:table-column-properties style:column-width="2.334cm"/>
    </style:style>
    <style:style style:name="Tabla5.D" style:family="table-column">
      <style:table-column-properties style:column-width="0.986cm"/>
    </style:style>
    <style:style style:name="Tabla5.E" style:family="table-column">
      <style:table-column-properties style:column-width="0.937cm"/>
    </style:style>
    <style:style style:name="Tabla5.F" style:family="table-column">
      <style:table-column-properties style:column-width="3.634cm"/>
    </style:style>
    <style:style style:name="Tabla5.G" style:family="table-column">
      <style:table-column-properties style:column-width="3.198cm"/>
    </style:style>
    <style:style style:name="Tabla5.H" style:family="table-column">
      <style:table-column-properties style:column-width="0.242cm"/>
    </style:style>
    <style:style style:name="Tabla5.1" style:family="table-row">
      <style:table-row-properties style:min-row-height="0.617cm"/>
    </style:style>
    <style:style style:name="Tabla5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a5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a5.E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a5.H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a5.2" style:family="table-row">
      <style:table-row-properties style:min-row-height="0.621cm"/>
    </style:style>
    <style:style style:name="Tabla5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a5.E2" style:family="table-cell">
      <style:table-cell-properties fo:background-color="transparent" fo:padding="0.097cm" fo:border="none">
        <style:background-image/>
      </style:table-cell-properties>
    </style:style>
    <style:style style:name="Tabla5.H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a5.3" style:family="table-row">
      <style:table-row-properties style:min-row-height="0.109cm"/>
    </style:style>
    <style:style style:name="Tabla5.A3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a5.E3" style:family="table-cell">
      <style:table-cell-properties fo:background-color="transparent" fo:padding="0.097cm" fo:border="none">
        <style:background-image/>
      </style:table-cell-properties>
    </style:style>
    <style:style style:name="Tabla5.H3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a5.4" style:family="table-row">
      <style:table-row-properties style:min-row-height="0.161cm"/>
    </style:style>
    <style:style style:name="Tabla5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5.D4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5.E4" style:family="table-cell">
      <style:table-cell-properties fo:background-color="transparent" fo:padding="0.097cm" fo:border="none">
        <style:background-image/>
      </style:table-cell-properties>
    </style:style>
    <style:style style:name="Tabla5.H4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a5.5" style:family="table-row">
      <style:table-row-properties style:min-row-height="0.129cm"/>
    </style:style>
    <style:style style:name="Tabla5.A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5.D5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5.F5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5.G5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2pt" style:font-size-asian="1.75pt" style:font-size-complex="2pt"/>
    </style:style>
    <style:style style:name="P2" style:family="paragraph" style:parent-style-name="Standard">
      <style:paragraph-properties fo:margin-left="0cm" fo:margin-right="0cm" fo:margin-top="0cm" fo:margin-bottom="0cm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pt" fo:letter-spacing="-0.007cm" fo:font-weight="normal" style:font-size-asian="2pt" style:font-weight-asian="normal" style:font-name-complex="Lucida Sans" style:font-size-complex="2pt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2pt" fo:letter-spacing="-0.007cm" fo:font-weight="normal" style:font-size-asian="2pt" style:font-weight-asian="normal" style:font-name-complex="Lucida Sans" style:font-size-complex="2pt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fo:line-height="150%" fo:text-align="start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6pt" fo:letter-spacing="-0.007cm" fo:font-weight="normal" style:font-size-asian="6pt" style:font-weight-asian="normal" style:font-name-complex="Lucida Sans" style:font-size-complex="6pt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2pt" fo:letter-spacing="-0.007cm" fo:font-weight="normal" style:font-size-asian="2pt" style:font-weight-asian="normal" style:font-name-complex="Lucida Sans" style:font-size-complex="2pt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5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2pt" fo:letter-spacing="-0.007cm" fo:font-weight="normal" style:font-size-asian="2pt" style:font-weight-asian="normal" style:font-name-complex="Lucida Sans" style:font-size-complex="2pt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5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1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ucida Sans" fo:font-size="9pt" fo:font-weight="bold" fo:background-color="#c0c0c0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fo:font-size="8pt" style:font-size-asian="8pt" style:font-size-complex="8pt"/>
    </style:style>
    <style:style style:name="P17" style:family="paragraph" style:parent-style-name="Table_20_Contents">
      <style:text-properties fo:font-size="4pt" style:font-size-asian="4pt" style:font-size-complex="4pt"/>
    </style:style>
    <style:style style:name="P18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19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1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221f1f" style:text-position="-5% 100%" fo:letter-spacing="-0.007cm" fo:font-style="normal" style:text-underline-style="none" fo:background-color="#c0c0c0" style:font-style-asian="normal" style:font-name-complex="Lucida Sans" style:font-style-complex="normal"/>
    </style:style>
    <style:style style:name="T2" style:family="text">
      <style:text-properties fo:color="#221f1f" style:text-position="-5% 100%" fo:letter-spacing="-0.007cm" fo:font-style="normal" style:font-style-asian="normal" style:font-style-complex="normal"/>
    </style:style>
    <style:style style:name="T3" style:family="text">
      <style:text-properties fo:color="#221f1f" style:text-position="-5% 100%" fo:font-size="8pt" fo:letter-spacing="-0.007cm" fo:font-style="normal" style:text-underline-style="none" fo:background-color="#c0c0c0" style:font-size-asian="8pt" style:font-style-asian="normal" style:font-name-complex="Lucida Sans" style:font-size-complex="8pt" style:font-style-complex="normal"/>
    </style:style>
    <style:style style:name="T4" style:family="text">
      <style:text-properties fo:color="#221f1f" style:text-position="-5% 100%" fo:font-size="7pt" fo:letter-spacing="-0.007cm" fo:font-style="normal" style:font-size-asian="7pt" style:font-style-asian="normal" style:font-name-complex="Lucida Sans" style:font-size-complex="7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p text:style-name="P12"><text:span text:style-name="Fuente_20_de_20_párrafo_20_predeter."><text:span text:style-name="T1"><text:text-input text:description="&lt;voucher&gt;">Comprobante</text:text-input></text:span></text:span></text:p>
          </table:table-cell>
          <table:table-cell table:style-name="Tabla1.B1" office:value-type="string">
            <text:p text:style-name="P12"><text:span text:style-name="Fuente_20_de_20_párrafo_20_predeter."><text:span text:style-name="T3"><text:text-input text:description="&lt;maturity_date&gt;">Fecha  v</text:text-input></text:span></text:span></text:p>
          </table:table-cell>
          <table:table-cell table:style-name="Tabla1.B1" office:value-type="string">
            <text:p text:style-name="P12"><text:span text:style-name="Fuente_20_de_20_párrafo_20_predeter."><text:span text:style-name="T1"><text:text-input text:description="&lt;balance&gt;">Saldo</text:text-input></text:span></text:span></text:p>
          </table:table-cell>
          <table:table-cell table:style-name="Tabla1.B1" office:value-type="string">
            <text:p text:style-name="P12"><text:span text:style-name="Fuente_20_de_20_párrafo_20_predeter."><text:span text:style-name="T1"><text:text-input text:description="&lt;paid&gt;">Pagado</text:text-input></text:span></text:span></text:p>
          </table:table-cell>
          <table:table-cell table:style-name="Tabla1.B1" office:value-type="string">
            <text:p text:style-name="P14"/>
          </table:table-cell>
          <table:table-cell table:style-name="Tabla1.B1" office:value-type="string">
            <text:p text:style-name="P12"><text:span text:style-name="Fuente_20_de_20_párrafo_20_predeter."><text:span text:style-name="T1"><text:text-input text:description="&lt;check_n&gt;">N Cheque</text:text-input></text:span></text:span></text:p>
          </table:table-cell>
          <table:table-cell table:style-name="Tabla1.B1" office:value-type="string">
            <text:p text:style-name="P12"><text:span text:style-name="Fuente_20_de_20_párrafo_20_predeter."><text:span text:style-name="T1"><text:text-input text:description="&lt;bank&gt;">Banco</text:text-input></text:span></text:span></text:p>
          </table:table-cell>
          <table:table-cell table:style-name="Tabla1.H1" office:value-type="string">
            <text:p text:style-name="P12"><text:span text:style-name="Fuente_20_de_20_párrafo_20_predeter."><text:span text:style-name="T1"><text:text-input text:description="&lt;amount&gt;">Importe</text:text-input></text:span></text:span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office:value-type="string">
            <text:p text:style-name="P7"><text:text-input text:description="&lt;for each=&quot;line in o.line_ids&quot;&gt;">For each line</text:text-input></text:p>
            <text:p text:style-name="P7"><text:text-input text:description="&lt;if test=&quot;line.amount != 0.0&quot;&gt;">If amount != 0</text:text-input></text:p>
            <text:p text:style-name="P2"><text:text-input text:description="&lt;if test=&quot;line.move_line_id.journal_id&quot;&gt;">If</text:text-input> <text:text-input text:description="&lt;line.move_line_id.journal_id.code&gt;">factura</text:text-input> <text:text-input text:description="&lt;/if&gt;">EndIf</text:text-input> <text:text-input text:description="&lt;line.name&gt;">FA 000</text:text-input></text:p>
            <text:p text:style-name="P3"><text:text-input text:description="&lt;/if&gt;">End If</text:text-input></text:p>
            <text:p text:style-name="P3"><text:text-input text:description="&lt;/for&gt;">End For</text:text-input></text:p>
            <text:p text:style-name="P8"><text:text-input text:description="&lt;if test=&quot;o.writeoff_amount&quot;&gt;">If writeoff_amount</text:text-input></text:p>
            <text:p text:style-name="P8"><text:text-input text:description="&lt;if test=&quot;o.payment_option == 'with_writeoff'&quot;&gt;">If Reconcile Payment</text:text-input></text:p>
            <text:p text:style-name="P2"><text:text-input text:description="&lt;o.comment&gt;">FA 0001-00000135</text:text-input></text:p>
            <text:p text:style-name="P3"><text:text-input text:description="&lt;/if&gt;">End If</text:text-input></text:p>
            <text:p text:style-name="P8"><text:text-input text:description="&lt;if test=&quot;o.payment_option == 'without_writeoff'&quot;&gt;">If Keep Open</text:text-input></text:p>
            <text:p text:style-name="P2">a cta <text:text-input text:description="&lt;o.number&gt;">FA 00</text:text-input></text:p>
            <text:p text:style-name="P3"><text:text-input text:description="&lt;/if&gt;">End If</text:text-input></text:p>
            <text:p text:style-name="P3"><text:text-input text:description="&lt;/if&gt;">End If</text:text-input></text:p>
          </table:table-cell>
          <table:table-cell table:style-name="Tabla4.B1" office:value-type="string">
            <text:p text:style-name="P10"><text:text-input text:description="&lt;for each=&quot;line in o.line_ids&quot;&gt;">For each line</text:text-input></text:p>
            <text:p text:style-name="P2"><text:text-input text:description="&lt;if test=&quot;line.amount != 0.0&quot;&gt;">If amount != 0</text:text-input></text:p>
            <text:p text:style-name="P10"><text:text-input text:description="&lt;line.date_due&gt;">10-05-2010</text:text-input></text:p>
            <text:p text:style-name="P4"><text:text-input text:description="&lt;/if&gt;">End If</text:text-input></text:p>
            <text:p text:style-name="P4"><text:text-input text:description="&lt;/for&gt;">End For</text:text-input></text:p>
          </table:table-cell>
          <table:table-cell table:style-name="Tabla4.C1" office:value-type="string">
            <text:p text:style-name="P9"><text:text-input text:description="&lt;for each=&quot;line in o.line_ids&quot;&gt;">For each line</text:text-input></text:p>
            <text:p text:style-name="P4"><text:text-input text:description="&lt;if test=&quot;line.amount != 0.0&quot;&gt;">If amount != 0</text:text-input></text:p>
            <text:p text:style-name="P10"><text:text-input text:description="&lt;if test=&quot;line.type == 'cr' and o.type=='receipt' or line.type == 'dr' and o.type=='payment'&quot;&gt;">If line.type == 'dr'</text:text-input></text:p>
            <text:p text:style-name="P2"><text:text-input text:description="&lt;formatLang(line.amount_unreconciled)&gt;">9.999,50</text:text-input></text:p>
            <text:p text:style-name="P4"><text:text-input text:description="&lt;/if&gt;">End If</text:text-input></text:p>
            <text:p text:style-name="P10"><text:text-input text:description="&lt;if test=&quot;line.type == 'dr' and o.type=='receipt' or line.type == 'cr' and o.type=='payment'&quot;&gt;">If line.type == 'cr'</text:text-input></text:p>
            <text:p text:style-name="P2">(<text:text-input text:description="&lt;formatLang(line.amount_unreconciled)&gt;">9.999,50</text:text-input>)</text:p>
            <text:p text:style-name="P4"><text:text-input text:description="&lt;/if&gt;">End If</text:text-input></text:p>
            <text:p text:style-name="P4"><text:text-input text:description="&lt;/if&gt;">End If</text:text-input></text:p>
            <text:p text:style-name="P4"><text:text-input text:description="&lt;/for&gt;">End For</text:text-input></text:p>
            <text:p text:style-name="P2"/>
          </table:table-cell>
          <table:table-cell table:style-name="Tabla4.D1" office:value-type="string">
            <text:p text:style-name="P8"><text:text-input text:description="&lt;for each=&quot;line in o.line_ids&quot;&gt;">For each line</text:text-input></text:p>
            <text:p text:style-name="P3"><text:text-input text:description="&lt;if test=&quot;line.amount != 0.0&quot;&gt;">If amount != 0</text:text-input></text:p>
            <text:p text:style-name="P3"><text:text-input text:description="&lt;if test=&quot;line.type == 'cr' and o.type=='receipt' or line.type == 'dr' and o.type=='payment'&quot;&gt;">If line.type == 'dr'</text:text-input></text:p>
            <text:p text:style-name="P10"><text:text-input text:description="&lt;formatLang(line.amount)&gt;">9.999,50</text:text-input></text:p>
            <text:p text:style-name="P8"><text:text-input text:description="&lt;/if&gt;">End If</text:text-input></text:p>
            <text:p text:style-name="P3"><text:text-input text:description="&lt;if test=&quot;line.type == 'dr' and o.type=='receipt' or line.type == 'cr' and o.type=='payment'&quot;&gt;">If line.type == 'cr'</text:text-input></text:p>
            <text:p text:style-name="P10">(<text:text-input text:description="&lt;formatLang(line.amount)&gt;">9.999,50</text:text-input>)</text:p>
            <text:p text:style-name="P3"><text:text-input text:description="&lt;/if&gt;">End If</text:text-input></text:p>
            <text:p text:style-name="P3"><text:text-input text:description="&lt;/if&gt;">End If</text:text-input></text:p>
            <text:p text:style-name="P3"><text:text-input text:description="&lt;/for&gt;">End For</text:text-input></text:p>
            <text:p text:style-name="P8"><text:text-input text:description="&lt;if test=&quot;o.writeoff_amount&quot;&gt;">If writeoff_amount</text:text-input></text:p>
            <text:p text:style-name="P8"><text:text-input text:description="&lt;if test=&quot;(o.type=='receipt' and sum_field(o.line_cr_ids, 'amount') - sum_field(o.line_dr_ids, 'amount') &lt;= o.amount) or (o.type=='payment' and sum_field(o.line_dr_ids, 'amount') - sum_field(o.line_cr_ids, 'amount') &lt;= o.amount)&quot;&gt;">If amount != 0</text:text-input></text:p>
            <text:p text:style-name="P2"><text:text-input text:description="&lt;formatLang(o.writeoff_amount)&gt;">9.999,50</text:text-input></text:p>
            <text:p text:style-name="P3"><text:text-input text:description="&lt;/if&gt;">End If</text:text-input></text:p>
            <text:p text:style-name="P8"><text:text-input text:description="&lt;if test=&quot;(o.type=='receipt' and sum_field(o.line_cr_ids, 'amount') - sum_field(o.line_dr_ids, 'amount') &gt;= o.amount) or (o.type=='payment' and sum_field(o.line_dr_ids, 'amount') - sum_field(o.line_cr_ids, 'amount') &gt;= o.amount)&quot;&gt;">If amount != 0</text:text-input></text:p>
            <text:p text:style-name="P2">(<text:text-input text:description="&lt;formatLang(o.writeoff_amount)&gt;">9.999,50</text:text-input>)</text:p>
            <text:p text:style-name="P4"><text:text-input text:description="&lt;/if&gt;">End If</text:text-input></text:p>
            <text:p text:style-name="P4"><text:text-input text:description="&lt;/if&gt;">End If</text:text-input></text:p>
          </table:table-cell>
          <table:table-cell table:style-name="Tabla4.E1" office:value-type="string">
            <text:p text:style-name="P11"/>
          </table:table-cell>
          <table:table-cell table:style-name="Tabla4.F1" office:value-type="string">
            <text:p text:style-name="P9"><text:text-input text:description="&lt;for each=&quot;line in o.third_check_receipt_ids&quot;&gt;">For each line</text:text-input></text:p>
            <text:p text:style-name="P10"><text:text-input text:description="&lt;line.number&gt;">21654321613</text:text-input></text:p>
            <text:p text:style-name="P4"><text:text-input text:description="&lt;/for&gt;">End For</text:text-input></text:p>
            <text:p text:style-name="P10"><text:text-input text:description="&lt;for each=&quot;line in o.issued_check_ids&quot;&gt;">For each line</text:text-input></text:p>
            <text:p text:style-name="P10"><text:text-input text:description="&lt;line.number&gt;">21654321613</text:text-input></text:p>
            <text:p text:style-name="P4"><text:text-input text:description="&lt;/for&gt;">End For</text:text-input></text:p>
            <text:p text:style-name="P9"><text:text-input text:description="&lt;for each=&quot;line in o.third_check_ids&quot;&gt;">For each line</text:text-input></text:p>
            <text:p text:style-name="P10"><text:text-input text:description="&lt;line.number&gt;">21654321613</text:text-input></text:p>
            <text:p text:style-name="P4"><text:text-input text:description="&lt;/for&gt;">End For</text:text-input></text:p>
          </table:table-cell>
          <table:table-cell table:style-name="Tabla4.G1" office:value-type="string">
            <text:p text:style-name="P10"><text:text-input text:description="&lt;for each=&quot;line in o.third_check_receipt_ids&quot;&gt;">For each line</text:text-input></text:p>
            <text:p text:style-name="P10"><text:text-input text:description="&lt;line.bank_id.name&gt;">21654321613</text:text-input></text:p>
            <text:p text:style-name="P4"><text:text-input text:description="&lt;/for&gt;">End For</text:text-input></text:p>
            <text:p text:style-name="P9"><text:text-input text:description="&lt;for each=&quot;line in o.issued_check_ids&quot;&gt;">For each line</text:text-input></text:p>
            <text:p text:style-name="P10"><text:text-input text:description="&lt;line.bank_id.name&gt;">21654321613</text:text-input></text:p>
            <text:p text:style-name="P4"><text:text-input text:description="&lt;/for&gt;">End For</text:text-input></text:p>
            <text:p text:style-name="P9"><text:text-input text:description="&lt;for each=&quot;line in o.third_check_ids&quot;&gt;">For each line</text:text-input></text:p>
            <text:p text:style-name="P10"><text:text-input text:description="&lt;line.bank_id.name&gt;">21654321613</text:text-input></text:p>
            <text:p text:style-name="P4"><text:text-input text:description="&lt;/for&gt;">End For</text:text-input></text:p>
          </table:table-cell>
          <table:table-cell table:style-name="Tabla4.H1" office:value-type="string">
            <text:p text:style-name="P9"><text:text-input text:description="&lt;for each=&quot;line in o.third_check_receipt_ids&quot;&gt;">For each line</text:text-input></text:p>
            <text:p text:style-name="P10"><text:text-input text:description="&lt;formatLang(line.amount)&gt;">9.999,50</text:text-input></text:p>
            <text:p text:style-name="P2"><text:text-input text:description="&lt;/for&gt;">End For</text:text-input></text:p>
            <text:p text:style-name="P9"><text:text-input text:description="&lt;for each=&quot;line in o.issued_check_ids&quot;&gt;">For each line</text:text-input></text:p>
            <text:p text:style-name="P10"><text:text-input text:description="&lt;formatLang(line.amount)&gt;">9.999,50</text:text-input></text:p>
            <text:p text:style-name="P4"><text:text-input text:description="&lt;/for&gt;">End For</text:text-input></text:p>
            <text:p text:style-name="P9"><text:text-input text:description="&lt;for each=&quot;line in o.third_check_ids&quot;&gt;">For each line</text:text-input></text:p>
            <text:p text:style-name="P10"><text:text-input text:description="&lt;formatLang(line.amount)&gt;">9.999,50</text:text-input></text:p>
            <text:p text:style-name="P4"><text:text-input text:description="&lt;/for&gt;">End For</text:text-input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column table:style-name="Tabla6.H"/>
        <table:table-row table:style-name="Tabla6.1">
          <table:table-cell table:style-name="Tabla6.A1" office:value-type="string">
            <text:p text:style-name="P16"/>
          </table:table-cell>
          <table:table-cell table:style-name="Tabla6.B1" table:number-rows-spanned="3" office:value-type="string">
            <text:p text:style-name="P18"><text:text-input text:description="&lt;cap_total&gt;">TOTAL</text:text-input></text:p>
            <text:p text:style-name="P21"/>
            <text:p text:style-name="P21"/>
          </table:table-cell>
          <table:table-cell table:style-name="Tabla6.B1" table:number-rows-spanned="3" table:number-columns-spanned="2" office:value-type="string">
            <text:p text:style-name="P23"><text:text-input text:description="&lt;formatLang(o.amount)&gt;">9.999,50</text:text-input></text:p>
            <text:p text:style-name="P25"><text:s/></text:p>
            <text:p text:style-name="P13"/>
          </table:table-cell>
          <table:covered-table-cell/>
          <table:table-cell table:style-name="Tabla6.E1" office:value-type="string">
            <text:p text:style-name="P16"/>
          </table:table-cell>
          <table:table-cell table:style-name="Tabla6.B1" table:number-rows-spanned="3" office:value-type="string">
            <text:p text:style-name="P19"><text:text-input text:description="&lt;check&gt;">Cheque</text:text-input></text:p>
            <text:p text:style-name="P22"><text:s/><text:span text:style-name="T4"><text:text-input text:description="&lt;transfer&gt;">Deposito/Transferencia</text:text-input></text:span></text:p>
            <text:p text:style-name="P19"><text:text-input text:description="&lt;cash&gt;">Efectivo</text:text-input></text:p>
          </table:table-cell>
          <table:table-cell table:style-name="Tabla6.B1" table:number-rows-spanned="3" office:value-type="string">
            <text:p text:style-name="P27"><text:text-input text:description="&lt;formatLang(sum_field(o.issued_check_ids, 'amount')+sum_field(o.third_check_receipt_ids, 'amount')+sum_field(o.third_check_ids, 'amount'))&gt;">9.999,50</text:text-input></text:p>
            <text:p text:style-name="P27"><text:text-input text:description="&lt;if test=&quot;o.journal_id.type == 'bank'&quot;&gt;">if</text:text-input><text:text-input text:description="&lt;formatLang(minus(o.amount,sum_field(o.issued_check_ids, 'amount')+sum_field(o.third_check_receipt_ids, 'amount')+sum_field(o.third_check_ids, 'amount')))&gt;">9.999,50</text:text-input><text:text-input text:description="&lt;/if&gt;">endif</text:text-input></text:p>
            <text:p text:style-name="P27"><text:text-input text:description="&lt;if test=&quot;o.journal_id.type == 'cash'&quot;&gt;">if</text:text-input><text:text-input text:description="&lt;formatLang(minus(o.amount,sum_field(o.issued_check_ids, 'amount')+sum_field(o.third_check_receipt_ids, 'amount')+sum_field(o.third_check_ids, 'amount')))&gt;">9.999,50</text:text-input><text:text-input text:description="&lt;/if&gt;">endif</text:text-input></text:p>
          </table:table-cell>
          <table:table-cell table:style-name="Tabla6.H1" office:value-type="string">
            <text:p text:style-name="P16"/>
          </table:table-cell>
        </table:table-row>
        <table:table-row table:style-name="Tabla6.2">
          <table:table-cell table:style-name="Tabla6.A3" office:value-type="string">
            <text:p text:style-name="P16"/>
          </table:table-cell>
          <table:covered-table-cell/>
          <table:covered-table-cell/>
          <table:covered-table-cell/>
          <table:table-cell table:style-name="Tabla6.E2" office:value-type="string">
            <text:p text:style-name="P16"/>
          </table:table-cell>
          <table:covered-table-cell/>
          <table:covered-table-cell/>
          <table:table-cell table:style-name="Tabla6.H2" office:value-type="string">
            <text:p text:style-name="P16"/>
          </table:table-cell>
        </table:table-row>
        <table:table-row table:style-name="Tabla6.3">
          <table:table-cell table:style-name="Tabla6.A3" office:value-type="string">
            <text:p text:style-name="P16"/>
          </table:table-cell>
          <table:covered-table-cell/>
          <table:covered-table-cell/>
          <table:covered-table-cell/>
          <table:table-cell table:style-name="Tabla6.E3" office:value-type="string">
            <text:p text:style-name="P16"/>
          </table:table-cell>
          <table:covered-table-cell/>
          <table:covered-table-cell/>
          <table:table-cell table:style-name="Tabla6.H3" office:value-type="string">
            <text:p text:style-name="P16"/>
          </table:table-cell>
        </table:table-row>
        <table:table-row table:style-name="Tabla6.4">
          <table:table-cell table:style-name="Tabla6.A5" table:number-rows-spanned="2" table:number-columns-spanned="3" office:value-type="string">
            <text:p text:style-name="P5"><text:s text:c="34"/></text:p>
            <text:p text:style-name="P6"><text:span text:style-name="Fuente_20_de_20_párrafo_20_predeter."><text:span text:style-name="T2"><text:s text:c="17"/></text:span></text:span><text:span text:style-name="Fuente_20_de_20_párrafo_20_predeter."><text:span text:style-name="T2"><text:text-input text:description="&lt;signature&gt;">Firma</text:text-input></text:span></text:span></text:p>
          </table:table-cell>
          <table:covered-table-cell/>
          <table:covered-table-cell/>
          <table:table-cell table:style-name="Tabla6.D4" office:value-type="string">
            <text:p text:style-name="P15"/>
          </table:table-cell>
          <table:table-cell table:style-name="Tabla6.E4" office:value-type="string">
            <text:p text:style-name="P16"/>
          </table:table-cell>
          <table:table-cell table:style-name="Tabla6.D4" office:value-type="string">
            <text:p text:style-name="P20"><text:text-input text:description="&lt;cap_total&gt;">TOTAL</text:text-input></text:p>
          </table:table-cell>
          <table:table-cell table:style-name="Tabla6.D4" office:value-type="string">
            <text:p text:style-name="P26"><text:text-input text:description="&lt;formatLang(o.amount)&gt;">9.999,50</text:text-input></text:p>
          </table:table-cell>
          <table:table-cell table:style-name="Tabla6.H4" office:value-type="string">
            <text:p text:style-name="P24"/>
          </table:table-cell>
        </table:table-row>
        <table:table-row table:style-name="Tabla6.5">
          <table:covered-table-cell/>
          <table:covered-table-cell/>
          <table:covered-table-cell/>
          <table:table-cell table:style-name="Tabla6.D5" table:number-columns-spanned="2" office:value-type="string">
            <text:p text:style-name="P17"/>
          </table:table-cell>
          <table:covered-table-cell/>
          <table:table-cell table:style-name="Tabla6.F5" office:value-type="string">
            <text:p text:style-name="P17"/>
          </table:table-cell>
          <table:table-cell table:style-name="Tabla6.G5" table:number-columns-spanned="2" office:value-type="string">
            <text:p text:style-name="P17"/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office:value-type="string">
            <text:p text:style-name="P12"><text:span text:style-name="Fuente_20_de_20_párrafo_20_predeter."><text:span text:style-name="T1"><text:text-input text:description="&lt;voucher&gt;">Comprobante</text:text-input></text:span></text:span></text:p>
          </table:table-cell>
          <table:table-cell table:style-name="Tabla2.B1" office:value-type="string">
            <text:p text:style-name="P12"><text:span text:style-name="Fuente_20_de_20_párrafo_20_predeter."><text:span text:style-name="T3"><text:text-input text:description="&lt;maturity_date&gt;">Fecha  v</text:text-input></text:span></text:span></text:p>
          </table:table-cell>
          <table:table-cell table:style-name="Tabla2.B1" office:value-type="string">
            <text:p text:style-name="P12"><text:span text:style-name="Fuente_20_de_20_párrafo_20_predeter."><text:span text:style-name="T1"><text:text-input text:description="&lt;balance&gt;">Saldo</text:text-input></text:span></text:span></text:p>
          </table:table-cell>
          <table:table-cell table:style-name="Tabla2.B1" office:value-type="string">
            <text:p text:style-name="P12"><text:span text:style-name="Fuente_20_de_20_párrafo_20_predeter."><text:span text:style-name="T1"><text:text-input text:description="&lt;paid&gt;">Pagado</text:text-input></text:span></text:span></text:p>
          </table:table-cell>
          <table:table-cell table:style-name="Tabla2.B1" office:value-type="string">
            <text:p text:style-name="P14"/>
          </table:table-cell>
          <table:table-cell table:style-name="Tabla2.B1" office:value-type="string">
            <text:p text:style-name="P12"><text:span text:style-name="Fuente_20_de_20_párrafo_20_predeter."><text:span text:style-name="T1"><text:text-input text:description="&lt;check_n&gt;">N Cheque</text:text-input></text:span></text:span></text:p>
          </table:table-cell>
          <table:table-cell table:style-name="Tabla2.B1" office:value-type="string">
            <text:p text:style-name="P12"><text:span text:style-name="Fuente_20_de_20_párrafo_20_predeter."><text:span text:style-name="T1"><text:text-input text:description="&lt;bank&gt;">Banco</text:text-input></text:span></text:span></text:p>
          </table:table-cell>
          <table:table-cell table:style-name="Tabla2.H1" office:value-type="string">
            <text:p text:style-name="P12"><text:span text:style-name="Fuente_20_de_20_párrafo_20_predeter."><text:span text:style-name="T1"><text:text-input text:description="&lt;amount&gt;">Importe</text:text-input></text:span></text:span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office:value-type="string">
            <text:p text:style-name="P7"><text:text-input text:description="&lt;for each=&quot;line in o.line_ids&quot;&gt;">For each line</text:text-input></text:p>
            <text:p text:style-name="P7"><text:text-input text:description="&lt;if test=&quot;line.amount != 0.0&quot;&gt;">If amount != 0</text:text-input></text:p>
            <text:p text:style-name="P2"><text:text-input text:description="&lt;if test=&quot;line.move_line_id.journal_id&quot;&gt;">If</text:text-input> <text:text-input text:description="&lt;line.move_line_id.journal_id.code&gt;">factura</text:text-input> <text:text-input text:description="&lt;/if&gt;">EndIf</text:text-input> <text:text-input text:description="&lt;line.name&gt;">FA 000</text:text-input></text:p>
            <text:p text:style-name="P3"><text:text-input text:description="&lt;/if&gt;">End If</text:text-input></text:p>
            <text:p text:style-name="P3"><text:text-input text:description="&lt;/for&gt;">End For</text:text-input></text:p>
            <text:p text:style-name="P8"><text:text-input text:description="&lt;if test=&quot;o.writeoff_amount&quot;&gt;">If writeoff_amount</text:text-input></text:p>
            <text:p text:style-name="P8"><text:text-input text:description="&lt;if test=&quot;o.payment_option == 'with_writeoff'&quot;&gt;">If Reconcile Payment</text:text-input></text:p>
            <text:p text:style-name="P2"><text:text-input text:description="&lt;o.comment&gt;">FA 0001-00000135</text:text-input></text:p>
            <text:p text:style-name="P3"><text:text-input text:description="&lt;/if&gt;">End If</text:text-input></text:p>
            <text:p text:style-name="P8"><text:text-input text:description="&lt;if test=&quot;o.payment_option == 'without_writeoff'&quot;&gt;">If Keep Open</text:text-input></text:p>
            <text:p text:style-name="P2">a cta <text:text-input text:description="&lt;o.number&gt;">FA 00</text:text-input></text:p>
            <text:p text:style-name="P3"><text:text-input text:description="&lt;/if&gt;">End If</text:text-input></text:p>
            <text:p text:style-name="P3"><text:text-input text:description="&lt;/if&gt;">End If</text:text-input></text:p>
          </table:table-cell>
          <table:table-cell table:style-name="Tabla3.B1" office:value-type="string">
            <text:p text:style-name="P10"><text:text-input text:description="&lt;for each=&quot;line in o.line_ids&quot;&gt;">For each line</text:text-input></text:p>
            <text:p text:style-name="P2"><text:text-input text:description="&lt;if test=&quot;line.amount != 0.0&quot;&gt;">If amount != 0</text:text-input></text:p>
            <text:p text:style-name="P10"><text:text-input text:description="&lt;line.date_due&gt;">10-05-2010</text:text-input></text:p>
            <text:p text:style-name="P4"><text:text-input text:description="&lt;/if&gt;">End If</text:text-input></text:p>
            <text:p text:style-name="P4"><text:text-input text:description="&lt;/for&gt;">End For</text:text-input></text:p>
          </table:table-cell>
          <table:table-cell table:style-name="Tabla3.C1" office:value-type="string">
            <text:p text:style-name="P9"><text:text-input text:description="&lt;for each=&quot;line in o.line_ids&quot;&gt;">For each line</text:text-input></text:p>
            <text:p text:style-name="P4"><text:text-input text:description="&lt;if test=&quot;line.amount != 0.0&quot;&gt;">If amount != 0</text:text-input></text:p>
            <text:p text:style-name="P10"><text:text-input text:description="&lt;if test=&quot;line.type == 'cr' and o.type=='receipt' or line.type == 'dr' and o.type=='payment'&quot;&gt;">If line.type == 'dr'</text:text-input></text:p>
            <text:p text:style-name="P2"><text:text-input text:description="&lt;formatLang(line.amount_unreconciled)&gt;">9.999,50</text:text-input></text:p>
            <text:p text:style-name="P4"><text:text-input text:description="&lt;/if&gt;">End If</text:text-input></text:p>
            <text:p text:style-name="P10"><text:text-input text:description="&lt;if test=&quot;line.type == 'dr' and o.type=='receipt' or line.type == 'cr' and o.type=='payment'&quot;&gt;">If line.type == 'cr'</text:text-input></text:p>
            <text:p text:style-name="P2">(<text:text-input text:description="&lt;formatLang(line.amount_unreconciled)&gt;">9.999,50</text:text-input>)</text:p>
            <text:p text:style-name="P4"><text:text-input text:description="&lt;/if&gt;">End If</text:text-input></text:p>
            <text:p text:style-name="P4"><text:text-input text:description="&lt;/if&gt;">End If</text:text-input></text:p>
            <text:p text:style-name="P4"><text:text-input text:description="&lt;/for&gt;">End For</text:text-input></text:p>
            <text:p text:style-name="P2"/>
          </table:table-cell>
          <table:table-cell table:style-name="Tabla3.D1" office:value-type="string">
            <text:p text:style-name="P8"><text:text-input text:description="&lt;for each=&quot;line in o.line_ids&quot;&gt;">For each line</text:text-input></text:p>
            <text:p text:style-name="P3"><text:text-input text:description="&lt;if test=&quot;line.amount != 0.0&quot;&gt;">If amount != 0</text:text-input></text:p>
            <text:p text:style-name="P3"><text:text-input text:description="&lt;if test=&quot;line.type == 'cr' and o.type=='receipt' or line.type == 'dr' and o.type=='payment'&quot;&gt;">If line.type == 'dr'</text:text-input></text:p>
            <text:p text:style-name="P10"><text:text-input text:description="&lt;formatLang(line.amount)&gt;">9.999,50</text:text-input></text:p>
            <text:p text:style-name="P8"><text:text-input text:description="&lt;/if&gt;">End If</text:text-input></text:p>
            <text:p text:style-name="P3"><text:text-input text:description="&lt;if test=&quot;line.type == 'dr' and o.type=='receipt' or line.type == 'cr' and o.type=='payment'&quot;&gt;">If line.type == 'cr'</text:text-input></text:p>
            <text:p text:style-name="P10">(<text:text-input text:description="&lt;formatLang(line.amount)&gt;">9.999,50</text:text-input>)</text:p>
            <text:p text:style-name="P3"><text:text-input text:description="&lt;/if&gt;">End If</text:text-input></text:p>
            <text:p text:style-name="P3"><text:text-input text:description="&lt;/if&gt;">End If</text:text-input></text:p>
            <text:p text:style-name="P3"><text:text-input text:description="&lt;/for&gt;">End For</text:text-input></text:p>
            <text:p text:style-name="P8"><text:text-input text:description="&lt;if test=&quot;o.writeoff_amount&quot;&gt;">If writeoff_amount</text:text-input></text:p>
            <text:p text:style-name="P8"><text:text-input text:description="&lt;if test=&quot;(o.type=='receipt' and sum_field(o.line_cr_ids, 'amount') - sum_field(o.line_dr_ids, 'amount') &lt;= o.amount) or (o.type=='payment' and sum_field(o.line_dr_ids, 'amount') - sum_field(o.line_cr_ids, 'amount') &lt;= o.amount)&quot;&gt;">If amount != 0</text:text-input></text:p>
            <text:p text:style-name="P2"><text:text-input text:description="&lt;formatLang(o.writeoff_amount)&gt;">9.999,50</text:text-input></text:p>
            <text:p text:style-name="P3"><text:text-input text:description="&lt;/if&gt;">End If</text:text-input></text:p>
            <text:p text:style-name="P8"><text:text-input text:description="&lt;if test=&quot;(o.type=='receipt' and sum_field(o.line_cr_ids, 'amount') - sum_field(o.line_dr_ids, 'amount') &gt;= o.amount) or (o.type=='payment' and sum_field(o.line_dr_ids, 'amount') - sum_field(o.line_cr_ids, 'amount') &gt;= o.amount)&quot;&gt;">If amount != 0</text:text-input></text:p>
            <text:p text:style-name="P2">(<text:text-input text:description="&lt;formatLang(o.writeoff_amount)&gt;">9.999,50</text:text-input>)</text:p>
            <text:p text:style-name="P4"><text:text-input text:description="&lt;/if&gt;">End If</text:text-input></text:p>
            <text:p text:style-name="P4"><text:text-input text:description="&lt;/if&gt;">End If</text:text-input></text:p>
          </table:table-cell>
          <table:table-cell table:style-name="Tabla3.E1" office:value-type="string">
            <text:p text:style-name="P11"/>
          </table:table-cell>
          <table:table-cell table:style-name="Tabla3.F1" office:value-type="string">
            <text:p text:style-name="P9"><text:text-input text:description="&lt;for each=&quot;line in o.third_check_receipt_ids&quot;&gt;">For each line</text:text-input></text:p>
            <text:p text:style-name="P10"><text:text-input text:description="&lt;line.number&gt;">21654321613</text:text-input></text:p>
            <text:p text:style-name="P4"><text:text-input text:description="&lt;/for&gt;">End For</text:text-input></text:p>
            <text:p text:style-name="P10"><text:text-input text:description="&lt;for each=&quot;line in o.issued_check_ids&quot;&gt;">For each line</text:text-input></text:p>
            <text:p text:style-name="P10"><text:text-input text:description="&lt;line.number&gt;">21654321613</text:text-input></text:p>
            <text:p text:style-name="P4"><text:text-input text:description="&lt;/for&gt;">End For</text:text-input></text:p>
            <text:p text:style-name="P9"><text:text-input text:description="&lt;for each=&quot;line in o.third_check_ids&quot;&gt;">For each line</text:text-input></text:p>
            <text:p text:style-name="P10"><text:text-input text:description="&lt;line.number&gt;">21654321613</text:text-input></text:p>
            <text:p text:style-name="P4"><text:text-input text:description="&lt;/for&gt;">End For</text:text-input></text:p>
          </table:table-cell>
          <table:table-cell table:style-name="Tabla3.G1" office:value-type="string">
            <text:p text:style-name="P10"><text:text-input text:description="&lt;for each=&quot;line in o.third_check_receipt_ids&quot;&gt;">For each line</text:text-input></text:p>
            <text:p text:style-name="P10"><text:text-input text:description="&lt;line.bank_id.name&gt;">21654321613</text:text-input></text:p>
            <text:p text:style-name="P4"><text:text-input text:description="&lt;/for&gt;">End For</text:text-input></text:p>
            <text:p text:style-name="P9"><text:text-input text:description="&lt;for each=&quot;line in o.issued_check_ids&quot;&gt;">For each line</text:text-input></text:p>
            <text:p text:style-name="P10"><text:text-input text:description="&lt;line.bank_id.name&gt;">21654321613</text:text-input></text:p>
            <text:p text:style-name="P4"><text:text-input text:description="&lt;/for&gt;">End For</text:text-input></text:p>
            <text:p text:style-name="P9"><text:text-input text:description="&lt;for each=&quot;line in o.third_check_ids&quot;&gt;">For each line</text:text-input></text:p>
            <text:p text:style-name="P10"><text:text-input text:description="&lt;line.bank_id.name&gt;">21654321613</text:text-input></text:p>
            <text:p text:style-name="P4"><text:text-input text:description="&lt;/for&gt;">End For</text:text-input></text:p>
          </table:table-cell>
          <table:table-cell table:style-name="Tabla3.H1" office:value-type="string">
            <text:p text:style-name="P9"><text:text-input text:description="&lt;for each=&quot;line in o.third_check_receipt_ids&quot;&gt;">For each line</text:text-input></text:p>
            <text:p text:style-name="P10"><text:text-input text:description="&lt;formatLang(line.amount)&gt;">9.999,50</text:text-input></text:p>
            <text:p text:style-name="P2"><text:text-input text:description="&lt;/for&gt;">End For</text:text-input></text:p>
            <text:p text:style-name="P9"><text:text-input text:description="&lt;for each=&quot;line in o.issued_check_ids&quot;&gt;">For each line</text:text-input></text:p>
            <text:p text:style-name="P10"><text:text-input text:description="&lt;formatLang(line.amount)&gt;">9.999,50</text:text-input></text:p>
            <text:p text:style-name="P4"><text:text-input text:description="&lt;/for&gt;">End For</text:text-input></text:p>
            <text:p text:style-name="P9"><text:text-input text:description="&lt;for each=&quot;line in o.third_check_ids&quot;&gt;">For each line</text:text-input></text:p>
            <text:p text:style-name="P10"><text:text-input text:description="&lt;formatLang(line.amount)&gt;">9.999,50</text:text-input></text:p>
            <text:p text:style-name="P4"><text:text-input text:description="&lt;/for&gt;">End For</text:text-input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H"/>
        <table:table-row table:style-name="Tabla5.1">
          <table:table-cell table:style-name="Tabla5.A1" office:value-type="string">
            <text:p text:style-name="P16"/>
          </table:table-cell>
          <table:table-cell table:style-name="Tabla5.B1" table:number-rows-spanned="3" office:value-type="string">
            <text:p text:style-name="P18"><text:text-input text:description="&lt;cap_total&gt;">TOTAL</text:text-input></text:p>
            <text:p text:style-name="P21"/>
            <text:p text:style-name="P21"/>
          </table:table-cell>
          <table:table-cell table:style-name="Tabla5.B1" table:number-rows-spanned="3" table:number-columns-spanned="2" office:value-type="string">
            <text:p text:style-name="P23"><text:text-input text:description="&lt;formatLang(o.amount)&gt;">9.999,50</text:text-input></text:p>
            <text:p text:style-name="P25"><text:s/></text:p>
            <text:p text:style-name="P13"/>
          </table:table-cell>
          <table:covered-table-cell/>
          <table:table-cell table:style-name="Tabla5.E1" office:value-type="string">
            <text:p text:style-name="P16"/>
          </table:table-cell>
          <table:table-cell table:style-name="Tabla5.B1" table:number-rows-spanned="3" office:value-type="string">
            <text:p text:style-name="P19"><text:text-input text:description="&lt;check&gt;">Cheque</text:text-input></text:p>
            <text:p text:style-name="P22"><text:s/><text:span text:style-name="T4"><text:text-input text:description="&lt;transfer&gt;">Deposito/Transferencia</text:text-input></text:span></text:p>
            <text:p text:style-name="P19"><text:text-input text:description="&lt;cash&gt;">Efectivo</text:text-input></text:p>
          </table:table-cell>
          <table:table-cell table:style-name="Tabla5.B1" table:number-rows-spanned="3" office:value-type="string">
            <text:p text:style-name="P27"><text:text-input text:description="&lt;formatLang(sum_field(o.issued_check_ids, 'amount')+sum_field(o.third_check_receipt_ids, 'amount')+sum_field(o.third_check_ids, 'amount'))&gt;">9.999,50</text:text-input></text:p>
            <text:p text:style-name="P27"><text:text-input text:description="&lt;if test=&quot;o.journal_id.type == 'bank'&quot;&gt;">if</text:text-input><text:text-input text:description="&lt;formatLang(minus(o.amount,sum_field(o.issued_check_ids, 'amount')+sum_field(o.third_check_receipt_ids, 'amount')+sum_field(o.third_check_ids, 'amount')))&gt;">9.999,50</text:text-input><text:text-input text:description="&lt;/if&gt;">endif</text:text-input></text:p>
            <text:p text:style-name="P27"><text:text-input text:description="&lt;if test=&quot;o.journal_id.type == 'cash'&quot;&gt;">if</text:text-input><text:text-input text:description="&lt;formatLang(minus(o.amount,sum_field(o.issued_check_ids, 'amount')+sum_field(o.third_check_receipt_ids, 'amount')+sum_field(o.third_check_ids, 'amount')))&gt;">9.999,50</text:text-input><text:text-input text:description="&lt;/if&gt;">endif</text:text-input></text:p>
          </table:table-cell>
          <table:table-cell table:style-name="Tabla5.H1" office:value-type="string">
            <text:p text:style-name="P16"/>
          </table:table-cell>
        </table:table-row>
        <table:table-row table:style-name="Tabla5.2">
          <table:table-cell table:style-name="Tabla5.A3" office:value-type="string">
            <text:p text:style-name="P16"/>
          </table:table-cell>
          <table:covered-table-cell/>
          <table:covered-table-cell/>
          <table:covered-table-cell/>
          <table:table-cell table:style-name="Tabla5.E2" office:value-type="string">
            <text:p text:style-name="P16"/>
          </table:table-cell>
          <table:covered-table-cell/>
          <table:covered-table-cell/>
          <table:table-cell table:style-name="Tabla5.H2" office:value-type="string">
            <text:p text:style-name="P16"/>
          </table:table-cell>
        </table:table-row>
        <table:table-row table:style-name="Tabla5.3">
          <table:table-cell table:style-name="Tabla5.A3" office:value-type="string">
            <text:p text:style-name="P16"/>
          </table:table-cell>
          <table:covered-table-cell/>
          <table:covered-table-cell/>
          <table:covered-table-cell/>
          <table:table-cell table:style-name="Tabla5.E3" office:value-type="string">
            <text:p text:style-name="P16"/>
          </table:table-cell>
          <table:covered-table-cell/>
          <table:covered-table-cell/>
          <table:table-cell table:style-name="Tabla5.H3" office:value-type="string">
            <text:p text:style-name="P16"/>
          </table:table-cell>
        </table:table-row>
        <table:table-row table:style-name="Tabla5.4">
          <table:table-cell table:style-name="Tabla5.A5" table:number-rows-spanned="2" table:number-columns-spanned="3" office:value-type="string">
            <text:p text:style-name="P5"><text:s text:c="34"/></text:p>
            <text:p text:style-name="P6"><text:span text:style-name="Fuente_20_de_20_párrafo_20_predeter."><text:span text:style-name="T2"><text:s text:c="17"/></text:span></text:span><text:span text:style-name="Fuente_20_de_20_párrafo_20_predeter."><text:span text:style-name="T2"><text:text-input text:description="&lt;signature&gt;">Firma</text:text-input></text:span></text:span></text:p>
          </table:table-cell>
          <table:covered-table-cell/>
          <table:covered-table-cell/>
          <table:table-cell table:style-name="Tabla5.D4" office:value-type="string">
            <text:p text:style-name="P15"/>
          </table:table-cell>
          <table:table-cell table:style-name="Tabla5.E4" office:value-type="string">
            <text:p text:style-name="P16"/>
          </table:table-cell>
          <table:table-cell table:style-name="Tabla5.D4" office:value-type="string">
            <text:p text:style-name="P20"><text:text-input text:description="&lt;cap_total&gt;">TOTAL</text:text-input></text:p>
          </table:table-cell>
          <table:table-cell table:style-name="Tabla5.D4" office:value-type="string">
            <text:p text:style-name="P26"><text:text-input text:description="&lt;formatLang(o.amount)&gt;">9.999,50</text:text-input></text:p>
          </table:table-cell>
          <table:table-cell table:style-name="Tabla5.H4" office:value-type="string">
            <text:p text:style-name="P24"/>
          </table:table-cell>
        </table:table-row>
        <table:table-row table:style-name="Tabla5.5">
          <table:covered-table-cell/>
          <table:covered-table-cell/>
          <table:covered-table-cell/>
          <table:table-cell table:style-name="Tabla5.D5" table:number-columns-spanned="2" office:value-type="string">
            <text:p text:style-name="P17"/>
          </table:table-cell>
          <table:covered-table-cell/>
          <table:table-cell table:style-name="Tabla5.F5" office:value-type="string">
            <text:p text:style-name="P17"/>
          </table:table-cell>
          <table:table-cell table:style-name="Tabla5.G5" table:number-columns-spanned="2" office:value-type="string">
            <text:p text:style-name="P17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cm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21T10:15:37</meta:creation-date>
    <dc:date>2014-10-24T10:29:32</dc:date>
    <dc:creator>javier </dc:creator>
    <meta:editing-duration>PT41M58S</meta:editing-duration>
    <meta:editing-cycles>12</meta:editing-cycles>
    <meta:generator>LibreOffice/3.5$Linux_X86_64 LibreOffice_project/350m1$Build-2</meta:generator>
    <meta:document-statistic meta:table-count="6" meta:image-count="0" meta:object-count="0" meta:page-count="1" meta:paragraph-count="186" meta:word-count="380" meta:character-count="1976" meta:non-whitespace-character-count="1670"/>
  </office:meta>
</office:document-meta>
</file>